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és ?</text:p>
      <text:p text:style-name="Standard"/>
      <text:p text:style-name="Standard">Télécommunications (fixe et mobile), 1994, 3e en âge</text:p>
      <text:p text:style-name="Standard"/>
      <text:p text:style-name="P1">Organigramme</text:p>
      <text:p text:style-name="Standard"/>
      <text:p text:style-name="Standard">Olivier Roussat PDG</text:p>
      <text:p text:style-name="Standard"/>
      <text:p text:style-name="P1">Taille</text:p>
      <text:p text:style-name="Standard"/>
      <text:p text:style-name="P2">9092 (décembre <text:a xlink:type="simple" xlink:href="http://fr.wikipedia.org/wiki/2013" text:style-name="Internet_20_link" text:visited-style-name="Visited_20_Internet_20_Link">2013</text:a>) dont + de 2 000 conseillers de clientèle et environ 2 500 conseillers de vente.</text:p>
      <text:p text:style-name="Standard"/>
      <text:p text:style-name="P1">Implantation</text:p>
      <text:p text:style-name="Standard"/>
      <text:p text:style-name="P1">CA</text:p>
      <text:p text:style-name="Standard"/>
      <text:p text:style-name="P1">Valeurs</text:p>
      <text:p text:style-name="Standard"/>
      <text:p text:style-name="P1">Offres</text:p>
      <text:p text:style-name="Standard"/>
      <text:p text:style-name="P1">Dernières Innovations</text:p>
      <text:p text:style-name="Standard"/>
      <text:p text:style-name="P1">Proj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4S</meta:editing-duration>
    <meta:editing-cycles>3</meta:editing-cycles>
    <meta:generator>OpenOffice/4.1.0$Win32 OpenOffice.org_project/410m18$Build-9764</meta:generator>
    <dc:date>2014-11-27T09:17:01.21</dc:date>
    <meta:document-statistic meta:table-count="0" meta:image-count="0" meta:object-count="0" meta:page-count="1" meta:paragraph-count="12" meta:word-count="40" meta:character-count="255"/>
    <dc:creator>Malik Zouhiri</dc:creator>
    <meta:user-defined meta:name="Info 1"/>
    <meta:user-defined meta:name="Info 2"/>
    <meta:user-defined meta:name="Info 3"/>
    <meta:user-defined meta:name="Info 4"/>
  </office:meta>
</office:document-meta>
</file>